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8a1b6" officeooo:paragraph-rsid="0008a1b6" style:font-size-asian="16pt" style:font-weight-asian="bold" style:font-size-complex="16pt" style:font-weight-complex="bold"/>
    </style:style>
    <style:style style:name="P5" style:family="paragraph" style:parent-style-name="Standard" style:list-style-name="Numbering_20_123">
      <style:paragraph-properties fo:margin-top="0.0398in" fo:margin-bottom="0.0398in" loext:contextual-spacing="false" fo:text-align="justify" style:justify-single-word="false" fo:break-before="page"/>
      <style:text-properties fo:font-weight="bold" officeooo:paragraph-rsid="0008a1b6" style:font-weight-asian="bold" style:font-weight-complex="bold"/>
    </style:style>
    <style:style style:name="P6" style:family="paragraph" style:parent-style-name="Standard" style:list-style-name="Numbering_20_123">
      <style:paragraph-properties fo:margin-top="0.0398in" fo:margin-bottom="0.0398in" loext:contextual-spacing="false" fo:text-align="justify" style:justify-single-word="false"/>
      <style:text-properties fo:font-weight="normal" officeooo:rsid="0008a1b6" officeooo:paragraph-rsid="0008a1b6" style:font-weight-asian="normal" style:font-weight-complex="normal"/>
    </style:style>
    <style:style style:name="P7" style:family="paragraph" style:parent-style-name="Standard" style:list-style-name="Numbering_20_123">
      <style:paragraph-properties fo:margin-top="0.0398in" fo:margin-bottom="0.0398in" loext:contextual-spacing="false" fo:text-align="justify" style:justify-single-word="false"/>
      <style:text-properties fo:font-weight="bold" officeooo:rsid="0008a1b6" officeooo:paragraph-rsid="0008a1b6" style:font-weight-asian="bold" style:font-weight-complex="bold"/>
    </style:style>
    <style:style style:name="P8" style:family="paragraph" style:parent-style-name="Standard" style:list-style-name="Numbering_20_123" style:master-page-name="">
      <loext:graphic-properties draw:fill="none"/>
      <style:paragraph-properties fo:margin-left="0.25in" fo:margin-right="0in" fo:margin-top="0.0398in" fo:margin-bottom="0.0398in" loext:contextual-spacing="false" fo:text-align="justify" style:justify-single-word="false" fo:text-indent="-0.25in" style:auto-text-indent="false" style:page-number="auto" fo:background-color="transparent"/>
      <style:text-properties fo:font-weight="normal" officeooo:rsid="0008a1b6" officeooo:paragraph-rsid="0008a1b6" style:font-weight-asian="normal" style:font-weight-complex="normal"/>
    </style:style>
    <style:style style:name="P9" style:family="paragraph" style:parent-style-name="Standard" style:list-style-name="Numbering_20_123" style:master-page-name="">
      <loext:graphic-properties draw:fill="none"/>
      <style:paragraph-properties fo:margin-left="0.3752in" fo:margin-right="0in" fo:margin-top="0.0398in" fo:margin-bottom="0.0398in" loext:contextual-spacing="false" fo:text-align="justify" style:justify-single-word="false" fo:text-indent="-0.25in" style:auto-text-indent="false" style:page-number="auto" fo:background-color="transparent"/>
      <style:text-properties fo:font-weight="normal" officeooo:rsid="0008a1b6" officeooo:paragraph-rsid="000a2cbf" style:font-weight-asian="normal" style:font-weight-complex="normal"/>
    </style:style>
    <style:style style:name="P10" style:family="paragraph" style:parent-style-name="Standard" style:list-style-name="Numbering_20_123" style:master-page-name="">
      <loext:graphic-properties draw:fill="none"/>
      <style:paragraph-properties fo:margin-left="0.3752in" fo:margin-right="0in" fo:margin-top="0.0791in" fo:margin-bottom="0.0791in" loext:contextual-spacing="false" fo:text-align="justify" style:justify-single-word="false" fo:text-indent="-0.25in" style:auto-text-indent="false" style:page-number="auto" fo:background-color="transparent"/>
      <style:text-properties fo:font-weight="normal" officeooo:rsid="0008a1b6" officeooo:paragraph-rsid="000a2cbf" style:font-weight-asian="normal" style:font-weight-complex="normal"/>
    </style:style>
    <style:style style:name="P11" style:family="paragraph" style:parent-style-name="Standard" style:list-style-name="Numbering_20_123">
      <loext:graphic-properties draw:fill="none"/>
      <style:paragraph-properties fo:margin-left="0.3752in" fo:margin-right="0in" fo:margin-top="0.0791in" fo:margin-bottom="0.0791in" loext:contextual-spacing="false" fo:text-align="justify" style:justify-single-word="false" fo:text-indent="-0.25in" style:auto-text-indent="false" fo:background-color="transparent"/>
      <style:text-properties fo:font-weight="normal" officeooo:rsid="0008a1b6" officeooo:paragraph-rsid="000a2cbf" style:font-weight-asian="normal" style:font-weight-complex="normal"/>
    </style:style>
    <style:style style:name="P12" style:family="paragraph" style:parent-style-name="Standard" style:list-style-name="Numbering_20_123">
      <loext:graphic-properties draw:fill="none"/>
      <style:paragraph-properties fo:margin-left="0.3752in" fo:margin-right="0in" fo:margin-top="0.0791in" fo:margin-bottom="0.0791in" loext:contextual-spacing="false" fo:text-align="justify" style:justify-single-word="false" fo:text-indent="-0.25in" style:auto-text-indent="false" fo:background-color="transparent"/>
      <style:text-properties fo:font-weight="normal" officeooo:rsid="0008a1b6" officeooo:paragraph-rsid="000dd05e" style:font-weight-asian="normal" style:font-weight-complex="normal"/>
    </style:style>
    <style:style style:name="P13" style:family="paragraph" style:parent-style-name="Standard" style:list-style-name="Numbering_20_123">
      <loext:graphic-properties draw:fill="none"/>
      <style:paragraph-properties fo:margin-left="0.3752in" fo:margin-right="0in" fo:margin-top="0.0791in" fo:margin-bottom="0.0791in" loext:contextual-spacing="false" fo:text-align="justify" style:justify-single-word="false" fo:text-indent="-0.25in" style:auto-text-indent="false" fo:background-color="transparent"/>
      <style:text-properties fo:font-weight="normal" officeooo:rsid="0009fdb4" officeooo:paragraph-rsid="000dd05e" style:font-weight-asian="normal" style:font-weight-complex="normal"/>
    </style:style>
    <style:style style:name="P14" style:family="paragraph" style:parent-style-name="Standard" style:list-style-name="Numbering_20_123">
      <loext:graphic-properties draw:fill="none"/>
      <style:paragraph-properties fo:margin-left="0.3752in" fo:margin-right="0in" fo:margin-top="0.0791in" fo:margin-bottom="0.0791in" loext:contextual-spacing="false" fo:text-align="justify" style:justify-single-word="false" fo:text-indent="-0.25in" style:auto-text-indent="false" fo:background-color="transparent"/>
      <style:text-properties fo:font-weight="normal" officeooo:rsid="000dd05e" officeooo:paragraph-rsid="000dd05e" style:font-weight-asian="normal" style:font-weight-complex="normal"/>
    </style:style>
    <style:style style:name="P15" style:family="paragraph" style:parent-style-name="Standard" style:list-style-name="Numbering_20_123">
      <loext:graphic-properties draw:fill="none"/>
      <style:paragraph-properties fo:margin-left="0.3752in" fo:margin-right="0in" fo:margin-top="0.0791in" fo:margin-bottom="0.0791in" loext:contextual-spacing="false" fo:text-align="justify" style:justify-single-word="false" fo:text-indent="-0.25in" style:auto-text-indent="false" fo:background-color="transparent"/>
      <style:text-properties fo:font-weight="bold" officeooo:rsid="0008a1b6" officeooo:paragraph-rsid="0009fdb4" style:font-weight-asian="bold" style:font-weight-complex="bold"/>
    </style:style>
    <style:style style:name="P16" style:family="paragraph" style:parent-style-name="Standard" style:list-style-name="Numbering_20_123">
      <loext:graphic-properties draw:fill="none"/>
      <style:paragraph-properties fo:margin-left="0.3752in" fo:margin-right="0in" fo:margin-top="0.0791in" fo:margin-bottom="0.0791in" loext:contextual-spacing="false" fo:text-align="justify" style:justify-single-word="false" fo:text-indent="-0.25in" style:auto-text-indent="false" fo:background-color="transparent"/>
      <style:text-properties fo:font-weight="bold" officeooo:rsid="0009fdb4" officeooo:paragraph-rsid="0009fdb4" style:font-weight-asian="bold" style:font-weight-complex="bold"/>
    </style:style>
    <style:style style:name="P17" style:family="paragraph" style:parent-style-name="Standard" style:list-style-name="Numbering_20_123">
      <loext:graphic-properties draw:fill="none"/>
      <style:paragraph-properties fo:margin-left="0.3752in" fo:margin-right="0in" fo:margin-top="0.0791in" fo:margin-bottom="0.0791in" loext:contextual-spacing="false" fo:text-align="justify" style:justify-single-word="false" fo:text-indent="-0.25in" style:auto-text-indent="false" fo:background-color="transparent"/>
      <style:text-properties officeooo:paragraph-rsid="000a2cbf"/>
    </style:style>
    <style:style style:name="P18" style:family="paragraph" style:parent-style-name="Standard" style:list-style-name="Numbering_20_123">
      <loext:graphic-properties draw:fill="none"/>
      <style:paragraph-properties fo:margin-left="0.3752in" fo:margin-right="0in" fo:margin-top="0.0791in" fo:margin-bottom="0.0791in" loext:contextual-spacing="false" fo:text-align="justify" style:justify-single-word="false" fo:text-indent="-0.25in" style:auto-text-indent="false" fo:background-color="transparent"/>
      <style:text-properties officeooo:paragraph-rsid="0009fdb4"/>
    </style:style>
    <style:style style:name="P19" style:family="paragraph" style:parent-style-name="Standard" style:list-style-name="Numbering_20_123" style:master-page-name="">
      <loext:graphic-properties draw:fill="none"/>
      <style:paragraph-properties fo:margin-left="0.3752in" fo:margin-right="0in" fo:margin-top="0.0791in" fo:margin-bottom="0.0791in" loext:contextual-spacing="false" fo:text-align="justify" style:justify-single-word="false" fo:text-indent="-0.25in" style:auto-text-indent="false" style:page-number="auto" fo:background-color="transparent"/>
      <style:text-properties officeooo:paragraph-rsid="000a2cbf"/>
    </style:style>
    <style:style style:name="P2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font-weight="normal" officeooo:rsid="0009fdb4" officeooo:paragraph-rsid="000dd05e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 style:list-style-name="Numbering_20_123">
      <style:paragraph-properties fo:margin-top="0.0791in" fo:margin-bottom="0.0791in" loext:contextual-spacing="false" fo:text-align="justify" style:justify-single-word="false"/>
      <style:text-properties fo:font-weight="bold" officeooo:rsid="0009fdb4" officeooo:paragraph-rsid="0009fdb4" style:font-weight-asian="bold" style:font-weight-complex="bold"/>
    </style:style>
    <style:style style:name="T1" style:family="text">
      <style:text-properties officeooo:rsid="0008a1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fdb4" style:font-weight-asian="bold" style:font-weight-complex="bold"/>
    </style:style>
    <style:style style:name="T4" style:family="text">
      <style:text-properties officeooo:rsid="0009146a"/>
    </style:style>
    <style:style style:name="T5" style:family="text">
      <style:text-properties fo:font-weight="normal" officeooo:rsid="0008a1b6" style:font-weight-asian="normal" style:font-weight-complex="normal"/>
    </style:style>
    <style:style style:name="T6" style:family="text">
      <style:text-properties fo:font-weight="normal" officeooo:rsid="0009146a" style:font-weight-asian="normal" style:font-weight-complex="normal"/>
    </style:style>
    <style:style style:name="T7" style:family="text">
      <style:text-properties fo:font-weight="normal" officeooo:rsid="0009fdb4" style:font-weight-asian="normal" style:font-weight-complex="normal"/>
    </style:style>
    <style:style style:name="T8" style:family="text">
      <style:text-properties officeooo:rsid="0009fdb4"/>
    </style:style>
    <style:style style:name="T9" style:family="text">
      <style:text-properties officeooo:rsid="000a75e4"/>
    </style:style>
    <style:style style:name="T10" style:family="text">
      <style:text-properties officeooo:rsid="000bfba8"/>
    </style:style>
    <style:style style:name="T11" style:family="text">
      <style:text-properties officeooo:rsid="000ce46a"/>
    </style:style>
    <style:style style:name="T12" style:family="text">
      <style:text-properties officeooo:rsid="000da114"/>
    </style:style>
    <style:style style:name="T13" style:family="text">
      <style:text-properties officeooo:rsid="000dd05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áfico"/>
      </text:sequence-decls>
      <text:p text:style-name="P21">UNIVERSIDADE TECNOLÓGICA FEDERAL DO PARANÁ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EDRO HENRIQUE DA SILVA PEREI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ONSTRUÇÃO DE APLICAÇÃO SIMULADA DE BLOCKCHAIN COM VALIDAÇÃO E MINERAÇÃO</text:p>
      <text:p text:style-name="P3">Atividade <text:span text:style-name="T1">2</text:span> – Segurança e Auditoria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rnélio Procópio</text:p>
      <text:p text:style-name="P1">2020</text:p>
      <text:list xml:id="list1169380786" text:style-name="Numbering_20_123">
        <text:list-item>
          <text:p text:style-name="P5"><text:span text:style-name="T1">Bibliotecas usadas e importações feitas para o código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 text:c="4"/>Para a construção dos códigos foi feita a importação do crypto-js/sha256 instalada a biblioteca do node-js e também foi utilizada a biblioteca browserfy que compila as importações feitas junto com o código para que possa ser visualizado no html <text:span text:style-name="T4">e a jquery para a manipulação do javascript para que o mesmo possa ser visto no html</text:span>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/>
        </text:list-item>
        <text:list-item>
          <text:p text:style-name="P7">Construção dos códigos</text:p>
          <text:list>
            <text:list-header>
              <text:p text:style-name="P10"><text:span text:style-name="T8"><text:s text:c="4"/></text:span>Para a construção foi utilizados no html um elemento form com inputs para conter os botões e o campo de texto para inserir informações no bloco. E foi criada uma div onde serão inseridos os bloco criados. <text:span text:style-name="T4">Na parte de estilização com o css foi utilizado um display flex para deixar mais fácil de posicionar os elemento, e o form foi fixado com no topo da página e logo a baixo foi posicionada div dos blocks.</text:span></text:p>
              <text:list>
                <text:list-header>
                  <text:p text:style-name="P11"><text:span text:style-name="T8"><text:s text:c="4"/></text:span><text:span text:style-name="T4">Já no JavaScript a primeira parte contém a criação de duas classes, a primeira é para a criação do bloco com uma função para criar o hash e uma função para realizar a mineração. A segunda classe pertence a BlockChain que vai construir as ligações das mesmas, com uma função para criar o primeiro bloco, uma para pegar o último bloco, uma para adicionar um novo bloco e a ultima para verificar a validade dos blocos. Na última parte do código contêm o jquery chamando funções conforme são pressionados os botões, as funções acionadas são de verificar bloco, adicionar e editar, quando as duas últimas são acionadas elas respectivamentes adicionam novos elementos há tela e editam elementos na tela, tudo pelo jquery além de que o pelo próprio jquery já é passada a estilização dos elementos novos inseridos. </text:span></text:p>
                  <text:p text:style-name="P18"><text:span text:style-name="T5"><text:s text:c="2"/></text:span><text:span text:style-name="T6">Os códigos para construção dos blocos e mineração foram baseados no video: https://www.youtube.com/watch?v=3YFVHAkdVQM</text:span><text:span text:style-name="T6">.</text:span></text:p>
                  <text:p text:style-name="P15"><text:span text:style-name="T6"/></text:p>
                </text:list-header>
              </text:list>
            </text:list-header>
          </text:list>
        </text:list-item>
        <text:list-item>
          <text:p text:style-name="P22">Como utilizar a página</text:p>
          <text:p text:style-name="P19"><text:span text:style-name="T7"><text:s text:c="4"/>Quando abri a página você verá um campo do tipo input para inserir um texto e três botões e para criar um bloco é necessário que você insira as informações que deseja guardar no campo input e click no botão envia, quando fizer isso você será notificado com uma janela de aviso solicitando que você insira um determinado nível para que seja realizada a mineração, insira um nível e click em ok.</text:span><text:span text:style-name="T5"> </text:span><text:span text:style-name="T7">Após se desejar inserir outro bloco é só realizar o mesmo processo sem ter de definir o nível da mineração pois o mesmo já foi definido.</text:span></text:p>
          <text:p text:style-name="P17"><text:span text:style-name="T7"><text:s text:c="4"/>Se desejar editar algum bloco click no botão editar e leia a caixa de notificação pois é importante pois será solicitado qual bloco você deseja editar e como que salva a informação editada. Após inserir qual bloco deseja edita e click em ok vá até o campo input do bloco que você deseja editar ou acrescentar alguma informação e o faça quando terminar click no botão validar e o bloco será editado e salvo.</text:span></text:p>
          <text:p text:style-name="P18"><text:span text:style-name="T7"><text:s text:c="4"/>Agora se desejar verificar a validade dos blocos inseridos é só clicar no botão Verificar Integridade e será informado através de uma caixa de mensagem sé os seus blocos estão válidos ou inválidos.</text:span></text:p>
        </text:list-item>
        <text:list-item>
          <text:p text:style-name="P16"><text:s text:c="5"/>Testes</text:p>
          <text:p text:style-name="P13"><text:s text:c="2"/><text:span text:style-name="T9">Teste 1 – </text:span><text:span text:style-name="T11">Média de</text:span><text:span text:style-name="T9"> </text:span><text:span text:style-name="T10">03 segundos para um nível de 0000.</text:span></text:p>
          <text:p text:style-name="P13"><text:s text:c="2"/><text:span text:style-name="T9">Teste 2 – </text:span><text:span text:style-name="T11">Média de 1 minuto </text:span><text:span text:style-name="T9">para um nível de 00000.</text:span></text:p>
          <text:p text:style-name="P13"><text:soft-page-break/><text:s text:c="2"/><text:span text:style-name="T10">Teste 3 – </text:span><text:span text:style-name="T12">Média de 10 minutos para um nível de 000000.</text:span></text:p>
        </text:list-item>
      </text:list>
      <text:p text:style-name="P20"/>
      <text:list xml:id="list171515234439392" text:continue-numbering="true" text:style-name="Numbering_20_123">
        <text:list-header>
          <text:p text:style-name="P12"><draw:frame draw:style-name="fr1" draw:name="Quadro1" text:anchor-type="char" svg:width="6.2984in" draw:z-index="0"><draw:text-box fo:min-height="3.5429in"><text:p text:style-name="Gráfico"><draw:frame draw:style-name="fr2" draw:name="Objeto1" text:anchor-type="paragraph" svg:width="6.2984in" style:rel-width="100%" svg:height="3.5429in" style:rel-height="scale" draw:z-index="1"><draw:object xlink:href="./Object 1" xlink:type="simple" xlink:show="embed" xlink:actuate="onLoad"/><draw:image xlink:href="./ObjectReplacements/Object 1" xlink:type="simple" xlink:show="embed" xlink:actuate="onLoad"/><svg:desc>gráfico</svg:desc></draw:frame>Gráfico <text:sequence text:ref-name="refGráfico0" text:name="Gráfico" text:formula="ooow:Gráfico+1" style:num-format="1">1</text:sequence>: Relação de tempo com nível na mineração</text:p></draw:text-box></draw:frame></text:p>
        </text:list-header>
        <text:list-item>
          <text:p text:style-name="P16"><text:s/><text:span text:style-name="T13">Comentários</text:span></text:p>
          <text:p text:style-name="P14"><text:s text:c="4"/>Levando em consideração os resultados obtidos a partir da utilização de três níveis diferentes (0000, 00000, 000000), que pode ser visualizado no <text:span text:style-name="T2">Gráfico 1</text:span><text:span text:style-name="T3"> </text:span><text:span text:style-name="T8"><text:s/></text:span>fica claro que conforme se aumente a nível de esforço escolhido demanda mais tempo para se encontrar o hash equivalente na mineração onde do nível 00000 para o nível 000000 há uma discrepância de em média 9 minutos ou cerca de 540 segundos, onde acaba tornando a tarefa de encontrar um bloco válido árdua o suficiente para demandar altos níveis de poder computacional, onde quanto mais se aumenta o nível de dificuldade mais se leva tempo no processo de minerar.</text:p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áfico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4:53:17.992770850</meta:creation-date>
    <dc:date>2020-08-27T17:15:13.956412900</dc:date>
    <meta:editing-duration>PT2S</meta:editing-duration>
    <meta:editing-cycles>1</meta:editing-cycles>
    <meta:document-statistic meta:table-count="0" meta:image-count="0" meta:object-count="1" meta:page-count="3" meta:paragraph-count="23" meta:word-count="686" meta:character-count="4002" meta:non-whitespace-character-count="3296"/>
    <meta:generator>LibreOffice/6.4.5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839cm" svg:y="0.315cm" chart:style-name="ch2">
          <text:p>Tempo de Mineração</text:p>
        </chart:title>
        <chart:legend chart:legend-position="end" svg:x="13.894cm" svg:y="3.702cm" style:legend-expansion="high" chart:style-name="ch3"/>
        <chart:plot-area chart:style-name="ch4" chart:data-source-has-labels="both" svg:x="1.33cm" svg:y="1.273cm" svg:width="12.245cm" svg:height="6.566cm">
          <chartooo:coordinate-region svg:x="2.137cm" svg:y="1.473cm" svg:width="11.438cm" svg:height="5.719cm"/>
          <chart:axis chart:dimension="x" chart:name="primary-x" chart:style-name="ch5" chartooo:axis-type="auto">
            <chartooo:date-scale/>
            <chart:title svg:x="7.024cm" svg:y="8.018cm" chart:style-name="ch6">
              <text:p>Nível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5.976cm" chart:style-name="ch8">
              <text:p>Tempo (segundos)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N - 0000</text:p>
              </table:table-cell>
              <table:table-cell office:value-type="float" office:value="2.8">
                <text:p>2.8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 - 00000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N - 000000</text:p>
              </table:table-cell>
              <table:table-cell office:value-type="float" office:value="589.3">
                <text:p>589.3</text:p>
              </table:table-cell>
              <table:table-cell office:value-type="float" office:value="600.14">
                <text:p>600.14</text:p>
              </table:table-cell>
              <table:table-cell office:value-type="float" office:value="612">
                <text:p>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